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Heading_20_1" style:master-page-name="Standard">
      <style:paragraph-properties style:page-number="aut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RW 22.6-28.6</text:h>
      <text:list xml:id="list1275913780446818749" text:style-name="L1">
        <text:list-item>
          <text:p text:style-name="P1">Handel über Grenzen schlecht möglich</text:p>
        </text:list-item>
        <text:list-item>
          <text:p text:style-name="P1">Reise mit Visum</text:p>
        </text:list-item>
        <text:list-item>
          <text:p text:style-name="P1">Grenzkontrollen</text:p>
        </text:list-item>
        <text:list-item>
          <text:p text:style-name="P1">Angst um den Frieden</text:p>
        </text:list-item>
        <text:list-item>
          <text:p text:style-name="P1">Unterschiedliche Währungen</text:p>
        </text:list-item>
        <text:list-item>
          <text:p text:style-name="P1">Teure Ware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0-06-25T16:10:19.95</meta:creation-date>
    <meta:editing-duration>PT3M32S</meta:editing-duration>
    <meta:generator>OpenOffice/4.1.7$Win32 OpenOffice.org_project/417m1$Build-9800</meta:generator>
    <meta:initial-creator>Caspar Kroll</meta:initial-creator>
    <dc:date>2020-06-25T16:13:44.78</dc:date>
    <dc:creator>Caspar Kroll</dc:creator>
    <meta:document-statistic meta:table-count="0" meta:image-count="0" meta:object-count="0" meta:page-count="1" meta:paragraph-count="7" meta:word-count="25" meta:character-count="1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../AppData/Roaming/OpenOffice/4/user/template/Normal.ott" meta:date="2020-06-25T16:10:13.44"/>
  </office:meta>
</office:document-meta>
</file>